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60000008BD96E86CBEC7298BC.jpg" manifest:media-type="image/jpeg"/>
  <manifest:file-entry manifest:full-path="Pictures/100000000000008B0000006B39C716A33910DB0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5.523cm" fo:margin-left="18.427cm" table:align="left"/>
    </style:style>
    <style:style style:name="Tabla1.A" style:family="table-column">
      <style:table-column-properties style:column-width="2.046cm"/>
    </style:style>
    <style:style style:name="Tabla1.B" style:family="table-column">
      <style:table-column-properties style:column-width="3.477cm"/>
    </style:style>
    <style:style style:name="Tabla1.A1" style:family="table-cell">
      <style:table-cell-properties fo:background-color="#278db0" fo:padding="0.097cm" fo:border="0.05pt solid #999999">
        <style:background-image/>
      </style:table-cell-properties>
    </style:style>
    <style:style style:name="Tabla1.A2" style:family="table-cell">
      <style:table-cell-properties style:vertical-align="middle" fo:padding="0.097cm" fo:border-left="0.05pt solid #999999" fo:border-right="none" fo:border-top="0.05pt solid #999999" fo:border-bottom="0.05pt solid #999999"/>
    </style:style>
    <style:style style:name="Tabla1.B2" style:family="table-cell">
      <style:table-cell-properties style:vertical-align="middle" fo:padding="0.097cm" fo:border="0.05pt solid #999999"/>
    </style:style>
    <style:style style:name="Tabla2" style:family="table">
      <style:table-properties style:width="23.94cm" table:align="margins" fo:background-color="transparent" style:may-break-between-rows="true" table:border-model="collapsing">
        <style:background-image/>
      </style:table-properties>
    </style:style>
    <style:style style:name="Tabla2.A" style:family="table-column">
      <style:table-column-properties style:column-width="2.177cm" style:rel-column-width="5957*"/>
    </style:style>
    <style:style style:name="Tabla2.D" style:family="table-column">
      <style:table-column-properties style:column-width="2.177cm" style:rel-column-width="5958*"/>
    </style:style>
    <style:style style:name="Tabla2.K" style:family="table-column">
      <style:table-column-properties style:column-width="2.178cm" style:rel-column-width="5962*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style:vertical-align="middle" fo:background-color="#278db0" fo:padding="0.097cm" fo:border-left="none" fo:border-right="0.5pt solid #003e5f" fo:border-top="0.5pt solid #003e5f" fo:border-bottom="0.5pt solid #003e5f" style:writing-mode="page">
        <style:background-image/>
      </style:table-cell-properties>
    </style:style>
    <style:style style:name="Tabla2.B1" style:family="table-cell">
      <style:table-cell-properties style:vertical-align="middle" fo:background-color="#278db0" fo:padding="0.097cm" fo:border-left="0.75pt solid #003e5f" fo:border-right="none" fo:border-top="0.75pt solid #003e5f" fo:border-bottom="0.75pt solid #003e5f" style:writing-mode="page">
        <style:background-image/>
      </style:table-cell-properties>
    </style:style>
    <style:style style:name="Tabla2.K1" style:family="table-cell">
      <style:table-cell-properties style:vertical-align="middle" fo:background-color="#278db0" fo:padding="0.097cm" fo:border="0.75pt solid #003e5f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middle" fo:background-color="#ffffff" fo:padding="0.097cm" fo:border="0.5pt solid #003e5f" style:writing-mode="page">
        <style:background-image/>
      </style:table-cell-properties>
    </style:style>
    <style:style style:name="Tabla2.B2" style:family="table-cell">
      <style:table-cell-properties style:vertical-align="middle" fo:background-color="#eeeeee" fo:padding="0.097cm" fo:border-left="0.75pt solid #003e5f" fo:border-right="none" fo:border-top="none" fo:border-bottom="0.75pt solid #003e5f" style:writing-mode="page">
        <style:background-image/>
      </style:table-cell-properties>
    </style:style>
    <style:style style:name="Tabla2.C2" style:family="table-cell">
      <style:table-cell-properties style:vertical-align="middle" fo:background-color="#ffffff" fo:padding="0.097cm" fo:border-left="0.75pt solid #003e5f" fo:border-right="none" fo:border-top="none" fo:border-bottom="0.75pt solid #003e5f" style:writing-mode="page">
        <style:background-image/>
      </style:table-cell-properties>
    </style:style>
    <style:style style:name="Tabla2.K2" style:family="table-cell">
      <style:table-cell-properties style:vertical-align="middle" fo:background-color="#ffffff" fo:padding="0.097cm" fo:border-left="0.75pt solid #003e5f" fo:border-right="0.75pt solid #003e5f" fo:border-top="none" fo:border-bottom="0.75pt solid #003e5f" style:writing-mode="page">
        <style:background-image/>
      </style:table-cell-properties>
    </style:style>
    <style:style style:name="Tabla2.3" style:family="table-row">
      <style:table-row-properties style:min-row-height="2.237cm" fo:keep-together="auto"/>
    </style:style>
    <style:style style:name="Tabla2.A3" style:family="table-cell">
      <style:table-cell-properties style:vertical-align="middle" fo:background-color="#ffffff" fo:padding="0.097cm" fo:border-left="0.5pt solid #003e5f" fo:border-right="0.5pt solid #003e5f" fo:border-top="none" fo:border-bottom="0.5pt solid #003e5f" style:writing-mode="page">
        <style:background-image/>
      </style:table-cell-properties>
    </style:style>
    <style:style style:name="P1" style:family="paragraph" style:parent-style-name="Standard">
      <style:text-properties officeooo:rsid="000a1440" officeooo:paragraph-rsid="000a1440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a6099" loext:opacity="100%" style:text-line-through-style="none" style:text-line-through-type="none" style:font-name="Arial1" fo:font-size="12pt" fo:font-style="normal" style:text-underline-style="none" fo:font-weight="bold" officeooo:rsid="010b69b7" officeooo:paragraph-rsid="0129ff82" style:text-blinking="false" fo:background-color="transparen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Arial" fo:font-size="8pt" fo:font-style="normal" style:text-underline-style="none" fo:font-weight="bold" officeooo:rsid="01749615" officeooo:paragraph-rsid="01749615" style:text-blinking="fals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Arial" fo:font-size="8pt" fo:font-style="normal" style:text-underline-style="none" fo:font-weight="bold" officeooo:rsid="011f2f90" officeooo:paragraph-rsid="012c0830" style:text-blinking="false" fo:background-color="transparent" style:font-size-asian="8pt" style:font-weight-asian="bold" style:font-size-complex="8pt" style:font-weight-complex="bold"/>
    </style:style>
    <style:style style:name="P5" style:family="paragraph" style:parent-style-name="Frame_20_contents">
      <style:text-properties officeooo:paragraph-rsid="01cb4e73"/>
    </style:style>
    <style:style style:name="P6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313293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2fce43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Footer">
      <style:paragraph-properties fo:text-align="center" style:justify-single-word="false"/>
      <style:text-properties officeooo:paragraph-rsid="016f7bd8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2a6099" loext:opacity="100%" style:text-line-through-style="none" style:text-line-through-type="none" style:font-name="Arial1" fo:font-size="20pt" fo:font-style="normal" style:text-underline-style="none" fo:font-weight="bold" officeooo:rsid="0126cf24" officeooo:paragraph-rsid="0126cf24" style:text-blinking="false" fo:background-color="transparent" style:font-size-asian="20pt" style:font-size-complex="20pt"/>
    </style:style>
    <style:style style:name="P1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ffffff" loext:opacity="100%" style:text-line-through-style="none" style:text-line-through-type="none" style:font-name="Arial1" fo:font-size="8pt" fo:font-style="normal" style:text-underline-style="none" fo:font-weight="bold" officeooo:rsid="00f2e32b" officeooo:paragraph-rsid="00f2e32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ubtitle">
      <style:paragraph-properties fo:text-align="center" style:justify-single-word="false"/>
      <style:text-properties fo:font-variant="normal" fo:text-transform="none" fo:color="#278db0" loext:opacity="100%" style:text-line-through-style="none" style:text-line-through-type="none" style:font-name="Arial1" fo:font-size="20pt" fo:font-style="normal" style:text-underline-style="none" fo:font-weight="bold" officeooo:rsid="0126cf24" officeooo:paragraph-rsid="012fce43" style:text-blinking="false" fo:background-color="transparent" style:font-size-asian="20pt" style:font-weight-asian="bold" style:font-size-complex="20pt" style:font-weight-complex="bold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1d52b4" officeooo:paragraph-rsid="012c0830" style:text-blinking="fals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1d52b4" officeooo:paragraph-rsid="01688f54" style:text-blinking="fals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1d52b4" officeooo:paragraph-rsid="016a5ae0" style:text-blinking="fals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1d52b4" officeooo:paragraph-rsid="0162f64b" style:text-blinking="fals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1d52b4" officeooo:paragraph-rsid="016d659a" style:text-blinking="fals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1d52b4" officeooo:paragraph-rsid="016e4d55" style:text-blinking="fals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Arial1" fo:font-size="8pt" fo:font-style="normal" fo:text-shadow="none" style:text-underline-style="none" fo:font-weight="normal" officeooo:rsid="00e476c3" officeooo:paragraph-rsid="01112f8f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Arial1" fo:font-size="6pt" fo:font-weight="bold" officeooo:rsid="01687c62" officeooo:paragraph-rsid="0129ff82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808080" loext:opacity="100%" style:font-name="DejaVu Sans" fo:font-size="6pt" officeooo:rsid="0161bfd4" officeooo:paragraph-rsid="0129ff82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1" style:family="paragraph" style:parent-style-name="Table_20_Contents">
      <loext:graphic-properties draw:fill="none"/>
      <style:paragraph-properties fo:margin-left="0cm" fo:margin-right="-5.8cm" fo:text-align="start" style:justify-single-word="false" fo:text-indent="0cm" style:auto-text-indent="false" fo:background-color="transparent" text:number-lines="false" text:line-number="0"/>
      <style:text-properties fo:color="#808080" loext:opacity="100%" style:font-name="DejaVu Sans" fo:font-size="6pt" officeooo:rsid="0161bfd4" officeooo:paragraph-rsid="0129ff82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top="0.201cm" fo:margin-bottom="0.201cm" style:contextual-spacing="false" fo:line-height="100%" fo:text-align="end" style:justify-single-word="false"/>
      <style:text-properties fo:color="#b2b2b2" loext:opacity="100%" fo:font-size="10pt" fo:font-style="italic" officeooo:rsid="013dd1f1" officeooo:paragraph-rsid="0141ec8f" style:font-size-asian="10pt" style:font-style-asian="italic" style:font-size-complex="10pt" style:font-style-complex="italic"/>
    </style:style>
    <style:style style:name="P23" style:family="paragraph">
      <loext:graphic-properties draw:fill-color="#2a98bd"/>
    </style:style>
    <style:style style:name="P24" style:family="paragraph">
      <loext:graphic-properties draw:fill-color="#278db0"/>
    </style:style>
    <style:style style:name="T1" style:family="text">
      <style:text-properties fo:color="#ffffff" loext:opacity="100%" style:font-name="Noto Sans CJK TC" fo:font-size="10pt" fo:font-style="italic" officeooo:rsid="01cb4e73" style:font-size-asian="10pt" style:font-style-asian="italic" style:font-size-complex="10pt" style:font-style-complex="italic"/>
    </style:style>
    <style:style style:name="T2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T3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officeooo:rsid="01275003"/>
    </style:style>
    <style:style style:name="T5" style:family="text">
      <style:text-properties officeooo:rsid="016a384e"/>
    </style:style>
    <style:style style:name="T6" style:family="text">
      <style:text-properties officeooo:rsid="0163dba4"/>
    </style:style>
    <style:style style:name="T7" style:family="text">
      <style:text-properties officeooo:rsid="0175ee7c"/>
    </style:style>
    <style:style style:name="T8" style:family="text">
      <style:text-properties officeooo:rsid="01798651"/>
    </style:style>
    <style:style style:name="T9" style:family="text">
      <style:text-properties officeooo:rsid="015da185"/>
    </style:style>
    <style:style style:name="T10" style:family="text">
      <style:text-properties officeooo:rsid="016b1e6b"/>
    </style:style>
    <style:style style:name="T11" style:family="text">
      <style:text-properties officeooo:rsid="0178f26b"/>
    </style:style>
    <style:style style:name="T12" style:family="text">
      <style:text-properties officeooo:rsid="016cbb0b"/>
    </style:style>
    <style:style style:name="T13" style:family="text">
      <style:text-properties officeooo:rsid="0162f64b"/>
    </style:style>
    <style:style style:name="T14" style:family="text">
      <style:text-properties officeooo:rsid="016d659a"/>
    </style:style>
    <style:style style:name="T15" style:family="text">
      <style:text-properties officeooo:rsid="016a5ae0"/>
    </style:style>
    <style:style style:name="T16" style:family="text">
      <style:text-properties officeooo:rsid="01369255"/>
    </style:style>
    <style:style style:name="T17" style:family="text">
      <style:text-properties officeooo:rsid="013f8e31"/>
    </style:style>
    <style:style style:name="fr1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fill-color="#278db0" draw:textarea-horizontal-align="justify" draw:textarea-vertical-align="middle" draw:auto-grow-height="false" fo:min-height="0.977cm" fo:min-width="27.9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78db0" draw:textarea-horizontal-align="justify" draw:textarea-vertical-align="middle" draw:auto-grow-height="false" fo:min-height="0.982cm" fo:min-width="27.9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>PROMEDIO Á<text:span text:style-name="T4">REA</text:span> <text:span text:style-name="T4">DEPARTAMENTO</text:span></text:p>
      <text:p text:style-name="P11">{d.filtros.olimpiada}</text:p>
      <table:table table:name="Tabla1" table:style-name="Tabla1">
        <table:table-column table:style-name="Tabla1.A"/>
        <table:table-column table:style-name="Tabla1.B"/>
        <table:table-row table:style-name="TableLine105553137321728">
          <table:table-cell table:style-name="Tabla1.A1" table:number-columns-spanned="2" office:value-type="string">
            <text:p text:style-name="P19">FILTROS <text:span text:style-name="T5">SELECCIONADOS</text:span></text:p>
          </table:table-cell>
          <table:covered-table-cell/>
        </table:table-row>
        <table:table-row table:style-name="TableLine105553137327616">
          <table:table-cell table:style-name="Tabla1.A2" office:value-type="string">
            <text:p text:style-name="P20">ETAPA</text:p>
          </table:table-cell>
          <table:table-cell table:style-name="Tabla1.B2" office:value-type="string">
            <text:p text:style-name="P21">{d.filtros.<text:span text:style-name="T6">etapa</text:span>}</text:p>
          </table:table-cell>
        </table:table-row>
      </table:table>
      <text:p text:style-name="P2"/>
      <text:p text:style-name="P1"/>
      <table:table table:name="Tabla2" table:style-name="Tabla2" table:template-name="Simple List Shaded">
        <table:table-column table:style-name="Tabla2.A" table:number-columns-repeated="3"/>
        <table:table-column table:style-name="Tabla2.D"/>
        <table:table-column table:style-name="Tabla2.A" table:number-columns-repeated="2"/>
        <table:table-column table:style-name="Tabla2.D"/>
        <table:table-column table:style-name="Tabla2.A" table:number-columns-repeated="2"/>
        <table:table-column table:style-name="Tabla2.D"/>
        <table:table-column table:style-name="Tabla2.K"/>
        <table:table-header-rows>
          <table:table-row table:style-name="Tabla2.1">
            <table:table-cell table:style-name="Tabla2.A1" office:value-type="string">
              <text:p text:style-name="P4">Á<text:span text:style-name="T16">REA</text:span></text:p>
            </table:table-cell>
            <table:table-cell table:style-name="Tabla2.B1" office:value-type="string">
              <text:p text:style-name="P3">{d.cuerpo[<text:span text:style-name="T7">0</text:span>].<text:span text:style-name="T8">contenido</text:span>[i].nombre}</text:p>
            </table:table-cell>
            <table:table-cell table:style-name="Tabla2.B1" office:value-type="string">
              <text:p text:style-name="P3">{d.cuerpo[<text:span text:style-name="T7">0</text:span>].<text:span text:style-name="T8">contenido</text:span>[i+1].nombre}</text:p>
            </table:table-cell>
            <table:table-cell table:style-name="Tabla2.B1" office:value-type="string">
              <text:p text:style-name="P10"/>
            </table:table-cell>
            <table:table-cell table:style-name="Tabla2.B1" office:value-type="string">
              <text:p text:style-name="P10"/>
            </table:table-cell>
            <table:table-cell table:style-name="Tabla2.B1" office:value-type="string">
              <text:p text:style-name="P10"/>
            </table:table-cell>
            <table:table-cell table:style-name="Tabla2.B1" office:value-type="string">
              <text:p text:style-name="P10"/>
            </table:table-cell>
            <table:table-cell table:style-name="Tabla2.B1" office:value-type="string">
              <text:p text:style-name="P10"/>
            </table:table-cell>
            <table:table-cell table:style-name="Tabla2.B1" office:value-type="string">
              <text:p text:style-name="P10"/>
            </table:table-cell>
            <table:table-cell table:style-name="Tabla2.B1" office:value-type="string">
              <text:p text:style-name="P10"/>
            </table:table-cell>
            <table:table-cell table:style-name="Tabla2.K1" office:value-type="string">
              <text:p text:style-name="P10"/>
            </table:table-cell>
          </table:table-row>
        </table:table-header-rows>
        <table:table-row table:style-name="Tabla2.2">
          <table:table-cell table:style-name="Tabla2.A2" office:value-type="string">
            <text:p text:style-name="P12">{d.cuerpo[i].<text:span text:style-name="T8">fila</text:span>}</text:p>
          </table:table-cell>
          <table:table-cell table:style-name="Tabla2.B2" office:value-type="string">
            <text:p text:style-name="P13">{d.cuerpo[i]<text:span text:style-name="T9">.</text:span><text:span text:style-name="T8">contenido</text:span><text:span text:style-name="T10">[i].</text:span><text:span text:style-name="T11">valor</text:span>}</text:p>
          </table:table-cell>
          <table:table-cell table:style-name="Tabla2.C2" office:value-type="string">
            <text:p text:style-name="P14">{d.cuerpo[i]<text:span text:style-name="T9">.</text:span><text:span text:style-name="T8">contenido</text:span><text:span text:style-name="T10">[i</text:span><text:span text:style-name="T12">+1</text:span><text:span text:style-name="T10">].</text:span><text:span text:style-name="T11">valor</text:span>}</text:p>
          </table:table-cell>
          <table:table-cell table:style-name="Tabla2.B2" office:value-type="string">
            <text:p text:style-name="P18"/>
          </table:table-cell>
          <table:table-cell table:style-name="Tabla2.C2" office:value-type="string">
            <text:p text:style-name="P18"/>
          </table:table-cell>
          <table:table-cell table:style-name="Tabla2.B2" office:value-type="string">
            <text:p text:style-name="P18"/>
          </table:table-cell>
          <table:table-cell table:style-name="Tabla2.C2" office:value-type="string">
            <text:p text:style-name="P18"/>
          </table:table-cell>
          <table:table-cell table:style-name="Tabla2.B2" office:value-type="string">
            <text:p text:style-name="P18"/>
          </table:table-cell>
          <table:table-cell table:style-name="Tabla2.C2" office:value-type="string">
            <text:p text:style-name="P18"/>
          </table:table-cell>
          <table:table-cell table:style-name="Tabla2.B2" office:value-type="string">
            <text:p text:style-name="P18"/>
          </table:table-cell>
          <table:table-cell table:style-name="Tabla2.K2" office:value-type="string">
            <text:p text:style-name="P18"/>
          </table:table-cell>
        </table:table-row>
        <table:table-row table:style-name="Tabla2.3">
          <table:table-cell table:style-name="Tabla2.A3" office:value-type="string">
            <text:p text:style-name="P15">{d.cuerpo[i<text:span text:style-name="T13">+1</text:span>]<text:span text:style-name="T9">.</text:span><text:span text:style-name="T8">fila</text:span>}</text:p>
          </table:table-cell>
          <table:table-cell table:style-name="Tabla2.B2" office:value-type="string">
            <text:p text:style-name="P16">{d.cuerpo[i<text:span text:style-name="T14">+1</text:span>]<text:span text:style-name="T9">.</text:span><text:span text:style-name="T8">contenido</text:span><text:span text:style-name="T10">[i].</text:span><text:span text:style-name="T11">valor</text:span>}</text:p>
          </table:table-cell>
          <table:table-cell table:style-name="Tabla2.C2" office:value-type="string">
            <text:p text:style-name="P17">{d.cuerpo[i<text:span text:style-name="T15">+1</text:span>]<text:span text:style-name="T9">.</text:span><text:span text:style-name="T8">contenido</text:span><text:span text:style-name="T10">[i</text:span><text:span text:style-name="T12">+1</text:span><text:span text:style-name="T10">].</text:span><text:span text:style-name="T11">valor</text:span>}</text:p>
          </table:table-cell>
          <table:table-cell table:style-name="Tabla2.B2" office:value-type="string">
            <text:p text:style-name="P18"/>
          </table:table-cell>
          <table:table-cell table:style-name="Tabla2.C2" office:value-type="string">
            <text:p text:style-name="P18"/>
          </table:table-cell>
          <table:table-cell table:style-name="Tabla2.B2" office:value-type="string">
            <text:p text:style-name="P18"/>
          </table:table-cell>
          <table:table-cell table:style-name="Tabla2.C2" office:value-type="string">
            <text:p text:style-name="P18"/>
          </table:table-cell>
          <table:table-cell table:style-name="Tabla2.B2" office:value-type="string">
            <text:p text:style-name="P18"/>
          </table:table-cell>
          <table:table-cell table:style-name="Tabla2.C2" office:value-type="string">
            <text:p text:style-name="P18"/>
          </table:table-cell>
          <table:table-cell table:style-name="Tabla2.B2" office:value-type="string">
            <text:p text:style-name="P18"/>
          </table:table-cell>
          <table:table-cell table:style-name="Tabla2.K2" office:value-type="string">
            <text:p text:style-name="P18"/>
          </table:table-cell>
        </table:table-row>
      </table:table>
      <text:p text:style-name="P22"><text:span text:style-name="T17">Total Registros: </text:span>{d.cuerpo:len()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style style:name="MP1" style:family="paragraph">
      <loext:graphic-properties draw:fill-color="#278db0"/>
    </style:style>
    <style:style style:name="MP2" style:family="paragraph" style:parent-style-name="Frame_20_contents">
      <style:text-properties officeooo:paragraph-rsid="01cb4e73"/>
    </style:style>
    <style:style style:name="MP3" style:family="paragraph">
      <loext:graphic-properties draw:fill-color="#2a98bd"/>
    </style:style>
    <style:style style:name="MP4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313293" style:font-size-asian="10pt" style:font-style-asian="italic" style:font-weight-asian="normal" style:font-size-complex="10pt" style:font-style-complex="italic" style:font-weight-complex="normal"/>
    </style:style>
    <style:style style:name="MP5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2fce43" style:font-size-asian="10pt" style:font-style-asian="italic" style:font-weight-asian="normal" style:font-size-complex="10pt" style:font-style-complex="italic" style:font-weight-complex="normal"/>
    </style:style>
    <style:style style:name="MP6" style:family="paragraph" style:parent-style-name="Footer">
      <style:paragraph-properties fo:text-align="center" style:justify-single-word="false"/>
      <style:text-properties officeooo:paragraph-rsid="016f7bd8"/>
    </style:style>
    <style:style style:name="MT1" style:family="text">
      <style:text-properties fo:color="#ffffff" loext:opacity="100%" style:font-name="Noto Sans CJK TC" fo:font-size="10pt" fo:font-style="italic" officeooo:rsid="01cb4e73" style:font-size-asian="10pt" style:font-style-asian="italic" style:font-size-complex="10pt" style:font-style-complex="italic"/>
    </style:style>
    <style:style style:name="MT2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MT3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Mfr1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fill-color="#278db0" draw:textarea-horizontal-align="justify" draw:textarea-vertical-align="middle" draw:auto-grow-height="false" fo:min-height="0.982cm" fo:min-width="27.9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 style:parent-style-name="Frame">
      <style:graphic-properties draw:fill-color="#278db0" draw:textarea-horizontal-align="justify" draw:textarea-vertical-align="middle" draw:auto-grow-height="false" fo:min-height="0.977cm" fo:min-width="27.9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7.94cm" fo:page-height="21.59cm" style:num-format="1" style:print-orientation="landscape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25cm" fo:margin-left="0cm" fo:margin-right="0cm" fo:margin-top="0.15cm" fo:border="none" fo:padding-top="0.199cm" fo:padding-bottom="0.049cm" fo:padding-left="0.049cm" fo:padding-right="0.04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1" draw:name="Shape1" draw:style-name="Mgr1" draw:text-style-name="MP1" svg:width="27.939cm" svg:height="0.983cm" svg:x="-2.097cm" svg:y="-2cm"><text:p/><draw:enhanced-geometry svg:viewBox="0 0 21600 21600" draw:type="rectangle" draw:enhanced-path="M 0 0 L 21600 0 21600 21600 0 21600 0 0 Z N"/></draw:custom-shape><draw:frame draw:style-name="Mfr1" draw:name="{d.image}" text:anchor-type="char" svg:x="21.514cm" svg:y="-0.603cm" svg:width="2.357cm" svg:height="1.759cm" draw:z-index="0"><draw:image xlink:href="Pictures/100000000000008B0000006B39C716A33910DB05.jpg" xlink:type="simple" xlink:show="embed" xlink:actuate="onLoad" draw:mime-type="image/jpeg"/></draw:frame></text:p>
        <text:p text:style-name="Header"><draw:custom-shape text:anchor-type="paragraph" draw:z-index="3" draw:name="Shape 2" draw:style-name="Mgr2" draw:text-style-name="MP3" svg:width="3.155cm" svg:height="0.981cm" draw:transform="rotate (-3.14159265358979) translate (25.9362222222222cm 18.0163611111111cm)"><text:p text:style-name="MP2"><text:span text:style-name="MT1"><text:s text:c="13"/></text:span><text:span text:style-name="MT1"><text:page-number text:select-page="current">1</text:page-number></text:span><text:span text:style-name="MT1"><text:s/>de </text:span><text:span text:style-name="MT1"><text:page-count>1</text:page-count></text:span>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frame draw:style-name="Mfr2" draw:name="{d.imageMinisterio}" text:anchor-type="char" svg:x="-0.33cm" svg:y="-1.349cm" svg:width="7.433cm" svg:height="2.027cm" draw:z-index="6"><draw:image xlink:href="Pictures/10000000000002060000008BD96E86CBEC7298BC.jpg" xlink:type="simple" xlink:show="embed" xlink:actuate="onLoad" draw:mime-type="image/jpeg"/></draw:frame></text:p>
      </style:header>
      <style:footer>
        <text:p text:style-name="MP4"/>
        <text:p text:style-name="MP5"><draw:custom-shape text:anchor-type="paragraph" draw:z-index="2" draw:name="Shape2" draw:style-name="Mgr3" draw:text-style-name="MP1" svg:width="27.939cm" svg:height="0.978cm" svg:x="-2.351cm" svg:y="0.582cm"><text:p text:style-name="MP6"><text:span text:style-name="MT2">“</text:span><text:span text:style-name="MT3">{d.leyenda}</text:span><text:span text:style-name="MT2">”</text:span></text:p><draw:enhanced-geometry svg:viewBox="0 0 21600 21600" draw:type="rectangle" draw:enhanced-path="M 0 0 L 21600 0 21600 21600 0 21600 0 0 Z N"/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08T11:32:55.053798611</meta:creation-date>
    <dc:date>2021-08-31T15:21:22.081085573</dc:date>
    <meta:editing-duration>PT23H55M32S</meta:editing-duration>
    <meta:editing-cycles>272</meta:editing-cycles>
    <meta:generator>LibreOffice/7.1.4.2$MacOSX_X86_64 LibreOffice_project/a529a4fab45b75fefc5b6226684193eb000654f6</meta:generator>
    <meta:document-statistic meta:table-count="2" meta:image-count="2" meta:object-count="0" meta:page-count="1" meta:paragraph-count="17" meta:word-count="24" meta:character-count="401" meta:non-whitespace-character-count="381"/>
  </office:meta>
</office:document-meta>
</file>